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s Cool est équipé d'un système de proglet qui permet aux professeurs ou aux élèves de créer une nouvelle activité. Par exemple, par défaut, vous avez trois proglets qui sont ingrédients des algorithmes, exercice de maths et jeux. Vous pouvez vous aussi créer une proglet.</text:p>
      <text:p text:style-name="Standard"/>
      <text:h text:style-name="Heading_20_1" text:outline-level="1">Composition de la Proglet</text:h>
      <text:p text:style-name="Standard">Une proglet se compose de :</text:p>
      <text:list xml:id="list34735997" text:style-name="L1">
        <text:list-item>
          <text:p text:style-name="P1">Un fichier de configuration (Obligatoire)</text:p>
        </text:list-item>
        <text:list-item>
          <text:p text:style-name="P1">Un JPanel java</text:p>
        </text:list-item>
        <text:list-item>
          <text:p text:style-name="P1">Un fichier Functions qui définit des fonctions pour l'élève qui seront accessible en static.</text:p>
        </text:list-item>
        <text:list-item>
          <text:p text:style-name="P1">Un fichier d'aide à afficher dans Java's cool.</text:p>
        </text:list-item>
      </text:list>
      <text:p text:style-name="Standard"/>
      <text:h text:style-name="Heading_20_1" text:outline-level="1">Commencer à créer sa première proglet</text:h>
      <text:h text:style-name="Heading_20_2" text:outline-level="2">Configurer votre session</text:h>
      <text:p text:style-name="Standard">Pour commencer à créer vos proglets, vous devez tout d'abord configurer Java's cool pour le faire. Créer sur votre ordinateur un dossier dédié à Java's cool (Vous y placerez votre future proglet). Ensuite, allumez Java's cool, en haut à droite, vous trouverez un menu Proglet, entrez dans ce menu et choisissez « Installer un sketchbook » <text:s/>et sélectionner votre répertoire. Enfin fermer Java's cool. Vous venez de configurer le logiciel pour travailler avec vos proglets, à chaque démarrage, il chargera automatiquement les proglets du répertoi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pe Vienne</meta:initial-creator>
    <meta:creation-date>2011-07-11T14:43:29.03</meta:creation-date>
    <dc:date>2011-07-11T15:13:12.48</dc:date>
    <dc:creator>Philippe Vienne</dc:creator>
    <meta:editing-duration>PT8M32S</meta:editing-duration>
    <meta:editing-cycles>2</meta:editing-cycles>
    <meta:generator>OpenOffice.org/3.3$Win32 OpenOffice.org_project/330m20$Build-9567</meta:generator>
    <meta:document-statistic meta:table-count="0" meta:image-count="0" meta:object-count="0" meta:page-count="1" meta:paragraph-count="10" meta:word-count="183" meta:character-count="1133"/>
  </office:meta>
</office:document-meta>
</file>